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7.773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66cm" fo:min-width="7.773cm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782cm" fo:min-width="0.643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7.839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7.77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7.826cm"/>
    </style:style>
    <style:style style:name="gr10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/>
    </style:style>
  </office:automatic-styles>
  <office:body>
    <office:drawing>
      <draw:page draw:name="page1" draw:style-name="dp1" draw:master-page-name="Default">
        <draw:g xml:id="id3" draw:id="id3">
          <draw:custom-shape draw:style-name="gr1" draw:text-style-name="P1" draw:layer="layout" svg:width="8.273cm" svg:height="1.016cm" svg:x="6.924cm" svg:y="1.3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8.273cm" svg:height="1.016cm" svg:x="6.924cm" svg:y="0.308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xml:id="id1" draw:id="id1" draw:layer="layout" svg:width="1.143cm" svg:height="2.032cm" svg:x="5.794cm" svg:y="0.3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A}§svg§600§TRUE§</svg:desc>
          <draw:polygon draw:style-name="gr4" draw:text-style-name="P4" draw:layer="layout" svg:width="0.369cm" svg:height="0.335cm" svg:x="6.167cm" svg:y="1.215cm" svg:viewBox="0 0 370 336" draw:points="185,336 0,336 0,0 370,0 370,336">
            <text:p/>
          </draw:polygon>
          <draw:path draw:style-name="gr5" draw:text-style-name="P5" draw:layer="layout" svg:width="0.338cm" svg:height="0.353cm" svg:x="6.182cm" svg:y="1.198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g>
          <svg:title>TexMaths</svg:title>
          <svg:desc>14§display§\sigma = \{ x \mapsto \alpha_x, y \mapsto \alpha_y \}~\pi = true§svg§600§FALSE§</svg:desc>
          <draw:polygon draw:style-name="gr6" draw:text-style-name="P6" draw:layer="layout" svg:width="6.874cm" svg:height="0.508cm" svg:x="7.599cm" svg:y="0.583cm" svg:viewBox="0 0 6875 509" draw:points="3437,509 0,509 0,0 6875,0 6875,509">
            <text:p/>
          </draw:polygon>
          <draw:path draw:style-name="gr5" draw:text-style-name="P5" draw:layer="layout" svg:width="0.261cm" svg:height="0.217cm" svg:x="7.617cm" svg:y="0.739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8.061cm" svg:y="0.771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8.587cm" svg:y="0.582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5" draw:text-style-name="P5" draw:layer="layout" svg:width="0.245cm" svg:height="0.223cm" svg:x="8.811cm" svg:y="0.733cm" svg:viewBox="0 0 246 224" svg:d="M151 70c3-14 14-59 49-59 3 0 14 0 24 6-13 3-22 15-22 26 0 9 4 19 18 19 11 0 26-10 26-30 0-25-29-32-46-32-28 0-46 27-52 38-12-32-39-38-53-38-52 0-80 64-80 76 0 5 6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5" draw:text-style-name="P5" draw:layer="layout" svg:width="0.034cm" svg:height="0.184cm" svg:x="9.24cm" svg:y="0.736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9.24cm" svg:y="0.7cm" svg:viewBox="0 0 438 258" svg:d="M385 139c-28 21-41 42-45 47-22 35-26 66-26 66 0 6 5 6 9 6 9 0 10-1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9.86cm" svg:y="0.73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10.171cm" svg:y="0.873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058cm" svg:height="0.147cm" svg:x="10.444cm" svg:y="0.898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7cm" svg:height="0.318cm" svg:x="10.634cm" svg:y="0.733cm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5" draw:text-style-name="P5" draw:layer="layout" svg:width="0.034cm" svg:height="0.184cm" svg:x="11.041cm" svg:y="0.736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1.041cm" svg:y="0.7cm" svg:viewBox="0 0 438 258" svg:d="M385 139c-28 21-41 42-45 47-22 35-26 66-26 66 0 6 5 6 9 6 9 0 10-1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1.662cm" svg:y="0.73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77cm" svg:height="0.223cm" svg:x="11.971cm" svg:y="0.873cm" svg:viewBox="0 0 178 224" svg:d="M176 22c2-5 2-5 2-8 0-7-6-11-11-11s-10 3-14 8c-2 3-5 14-6 21l-7 28c-3 9-14 52-14 56-1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5" draw:text-style-name="P5" draw:layer="layout" svg:width="0.175cm" svg:height="0.492cm" svg:x="12.227cm" svg:y="0.582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2-59 35-59 63z">
            <text:p/>
          </draw:path>
          <draw:path draw:style-name="gr5" draw:text-style-name="P5" draw:layer="layout" svg:width="0.266cm" svg:height="0.217cm" svg:x="12.614cm" svg:y="0.739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13.061cm" svg:y="0.771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52cm" svg:height="0.314cm" svg:x="13.563cm" svg:y="0.644cm" svg:viewBox="0 0 153 315" svg:d="M91 112h46c10 0 16 0 16-10 0-5-6-5-14-5h-44c18-70 20-80 20-83 0-8-6-14-14-14-2 0-16 0-20 18l-19 79h-47c-9 0-15 0-15 9 0 6 4 6 14 6h43c-35 140-37 148-37 157 0 26 19 46 46 46 50 0 78-73 78-76 0-5-4-5-5-5-5 0-6 1-7 7-23 51-48 63-65 63-11 0-15-6-15-23 0-12 0-15 3-23z">
            <text:p/>
          </draw:path>
          <draw:path draw:style-name="gr5" draw:text-style-name="P5" draw:layer="layout" svg:width="0.201cm" svg:height="0.223cm" svg:x="13.743cm" svg:y="0.733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5" draw:text-style-name="P5" draw:layer="layout" svg:width="0.254cm" svg:height="0.223cm" svg:x="13.978cm" svg:y="0.733cm" svg:viewBox="0 0 255 224" svg:d="M158 192c6 19 24 32 45 32 17 0 28-11 36-27 9-18 16-49 16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5" draw:text-style-name="P5" draw:layer="layout" svg:width="0.189cm" svg:height="0.223cm" svg:x="14.267cm" svg:y="0.733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\texttt{2.    if (x &lt; 5)}§svg§600§FALSE§</svg:desc>
          <draw:polygon draw:style-name="gr6" draw:text-style-name="P6" draw:layer="layout" svg:width="3.608cm" svg:height="0.382cm" svg:x="9.193cm" svg:y="1.638cm" svg:viewBox="0 0 3609 383" draw:points="1805,383 0,383 0,0 3609,0 3609,383">
            <text:p/>
          </draw:polygon>
          <draw:path draw:style-name="gr5" draw:text-style-name="P5" draw:layer="layout" svg:width="0.208cm" svg:height="0.307cm" svg:x="9.218cm" svg:y="1.673cm" svg:viewBox="0 0 209 308" svg:d="M7 279c-4 4-7 7-7 14 0 15 13 15 21 15h167c16 0 21-5 21-21v-12c0-10 0-21-17-21-18 0-18 9-18 23h-118c29-25 77-61 98-82 31-27 55-59 55-98 0-61-51-97-111-97-59 0-98 41-98 83 0 18 14 24 22 24 10 0 21-9 21-23 0-6-1-13-5-15 7-24 29-38 57-38 41 0 79 22 79 66 0 35-24 63-56 89z">
            <text:p/>
          </draw:path>
          <draw:path draw:style-name="gr5" draw:text-style-name="P5" draw:layer="layout" svg:width="0.062cm" svg:height="0.062cm" svg:x="9.549cm" svg:y="1.917cm" svg:viewBox="0 0 63 63" svg:d="M63 32c0-19-15-32-31-32-19 0-32 15-32 31 0 19 15 32 31 32 19 0 32-15 32-31z">
            <text:p/>
          </draw:path>
          <draw:path draw:style-name="gr5" draw:text-style-name="P5" draw:layer="layout" svg:width="0.187cm" svg:height="0.302cm" svg:x="10.263cm" svg:y="1.678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5" draw:text-style-name="P5" draw:layer="layout" svg:width="0.195cm" svg:height="0.305cm" svg:x="10.502cm" svg:y="1.675cm" svg:viewBox="0 0 196 306" svg:d="M105 122h60c7 0 20 0 20-14 0-16-11-16-20-16h-60v-23c0-38 32-38 48-38 0 1 4 21 22 21 10 0 21-9 21-23 0-29-41-29-48-29-39 0-78 22-78 66v26h-49c-8 0-21 0-21 16 0 14 13 14 20 14h50v153h-50c-7 0-20 0-20 15 0 16 13 16 20 16h134c8 0 21 0 21-16 0-15-13-15-21-15h-49z">
            <text:p/>
          </draw:path>
          <draw:path draw:style-name="gr5" draw:text-style-name="P5" draw:layer="layout" svg:width="0.131cm" svg:height="0.383cm" svg:x="11.083cm" svg:y="1.637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5" draw:text-style-name="P5" draw:layer="layout" svg:width="0.231cm" svg:height="0.212cm" svg:x="11.268cm" svg:y="1.767cm" svg:viewBox="0 0 232 213" svg:d="M129 104l56-73h19c7 0 21 0 21-16 0-15-12-15-21-15h-57c-7 0-20 0-20 15 0 16 12 16 24 16l-36 49-38-49c13 0 24 0 24-16 0-15-13-15-20-15h-57c-9 0-21 0-21 15 0 16 14 16 21 16h19l59 73-61 80h-20c-8 0-21 0-21 15 0 14 14 14 21 14h57c7 0 20 0 20-14 0-15-10-15-25-15l42-62 45 62c-14 0-26 0-26 15 0 14 13 14 20 14h57c7 0 21 0 21-14 0-15-12-15-21-15h-19z">
            <text:p/>
          </draw:path>
          <draw:path draw:style-name="gr5" draw:text-style-name="P5" draw:layer="layout" svg:width="0.203cm" svg:height="0.247cm" svg:x="11.798cm" svg:y="1.706cm" svg:viewBox="0 0 204 248" svg:d="M192 34c5-3 12-7 12-17 0-11-9-17-18-17-4 0-5 0-12 6l-163 102c-4 3-11 7-11 15 0 7 4 13 8 16l166 103c7 5 8 6 12 6 9 0 18-7 18-18 0-9-7-13-12-17l-142-90z">
            <text:p/>
          </draw:path>
          <draw:path draw:style-name="gr5" draw:text-style-name="P5" draw:layer="layout" svg:width="0.208cm" svg:height="0.307cm" svg:x="12.312cm" svg:y="1.678cm" svg:viewBox="0 0 209 308" svg:d="M112 109c-18 0-39 5-60 16v-94h119c7 0 19 0 19-16 0-15-11-15-19-15h-133c-17 0-20 4-20 20v131c0 10 0 21 16 21 8 0 11-2 15-7 13-16 34-25 62-25 40 0 63 37 63 69 0 39-35 68-77 68-14 0-45-4-59-30 3-3 5-6 5-16 0-15-11-22-21-22-7 0-22 4-22 24 0 40 42 75 97 75 63 0 112-45 112-99 0-51-40-100-97-100z">
            <text:p/>
          </draw:path>
          <draw:path draw:style-name="gr5" draw:text-style-name="P5" draw:layer="layout" svg:width="0.131cm" svg:height="0.383cm" svg:x="12.586cm" svg:y="1.637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g>
          <draw:custom-shape draw:style-name="gr7" draw:text-style-name="P1" xml:id="id5" draw:id="id5" draw:layer="layout" svg:width="8.339cm" svg:height="1.016cm" svg:x="1.224cm" svg:y="4.32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xml:id="id2" draw:id="id2" draw:layer="layout" svg:width="8.339cm" svg:height="1.016cm" svg:x="1.224cm" svg:y="3.309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0.094cm" svg:y="3.30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B}§svg§600§TRUE§</svg:desc>
          <draw:polygon draw:style-name="gr4" draw:text-style-name="P4" draw:layer="layout" svg:width="0.348cm" svg:height="0.335cm" svg:x="0.468cm" svg:y="4.201cm" svg:viewBox="0 0 349 336" draw:points="175,336 0,336 0,0 349,0 349,336">
            <text:p/>
          </draw:polygon>
          <draw:path draw:style-name="gr5" draw:text-style-name="P5" draw:layer="layout" svg:width="0.303cm" svg:height="0.336cm" svg:x="0.486cm" svg:y="4.2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3.      y = y * 2;}§svg§600§FALSE§</svg:desc>
          <draw:polygon draw:style-name="gr6" draw:text-style-name="P6" draw:layer="layout" svg:width="3.61cm" svg:height="0.409cm" svg:x="3.294cm" svg:y="4.691cm" svg:viewBox="0 0 3611 410" draw:points="1805,410 0,410 0,0 3611,0 3611,410">
            <text:p/>
          </draw:polygon>
          <draw:path draw:style-name="gr5" draw:text-style-name="P5" draw:layer="layout" svg:width="0.215cm" svg:height="0.311cm" svg:x="3.315cm" svg:y="4.684cm" svg:viewBox="0 0 216 312" svg:d="M160 143c28-18 42-46 42-73 0-36-37-70-94-70-59 0-94 24-94 57 0 17 13 24 22 24 12 0 23-8 23-22 0-7-3-11-4-14 15-14 50-14 54-14 34 0 59 17 59 39 0 15-8 32-21 43-17 13-28 14-46 14-28 3-37 3-37 17 0 16 13 16 20 16h24c49 0 74 33 74 61 0 31-28 62-73 62-19 0-59-6-71-30 3-1 5-4 5-14 0-12-8-22-21-22-11 0-22 7-22 24 0 43 48 71 109 71 65 0 107-45 107-91 0-35-23-64-56-78z">
            <text:p/>
          </draw:path>
          <draw:path draw:style-name="gr5" draw:text-style-name="P5" draw:layer="layout" svg:width="0.062cm" svg:height="0.062cm" svg:x="3.65cm" svg:y="4.929cm" svg:viewBox="0 0 63 63" svg:d="M63 32c0-19-15-32-31-32-19 0-32 15-32 31 0 19 15 32 31 32 19 0 32-15 32-31z">
            <text:p/>
          </draw:path>
          <draw:path draw:style-name="gr5" draw:text-style-name="P5" draw:layer="layout" svg:width="0.234cm" svg:height="0.325cm" svg:x="4.339cm" svg:y="4.778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5" draw:text-style-name="P5" draw:layer="layout" svg:width="0.22cm" svg:height="0.11cm" svg:x="4.859cm" svg:y="4.785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34cm" svg:height="0.325cm" svg:x="5.37cm" svg:y="4.778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5" draw:text-style-name="P5" draw:layer="layout" svg:width="0.191cm" svg:height="0.212cm" svg:x="5.907cm" svg:y="4.734cm" svg:viewBox="0 0 192 213" svg:d="M111 133c30 17 12 7 47 28 13 7 14 7 18 7 10 0 16-8 16-15 0-9-6-14-7-14-11-9-46-26-59-33l55-28c5-4 11-7 11-16 0-3 0-17-20-17l-61 36c1-14 1-46 1-60 0-4 0-21-15-21-17 0-17 17-17 21 0 14 0 46 1 60l-53-32c-7-4-8-4-11-4-10 0-17 10-17 17 0 9 6 12 11 15l55 29-53 30c-6 3-13 7-13 17 0 1 0 15 20 15l61-35c-1 13-1 45-1 60 0 4 0 20 17 20 15 0 15-16 15-20 0-15 0-47-1-60z">
            <text:p/>
          </draw:path>
          <draw:path draw:style-name="gr5" draw:text-style-name="P5" draw:layer="layout" svg:width="0.208cm" svg:height="0.307cm" svg:x="6.414cm" svg:y="4.684cm" svg:viewBox="0 0 209 308" svg:d="M7 279c-4 4-7 7-7 14 0 15 13 15 21 15h167c16 0 21-6 21-21v-13c0-9 0-21-17-21-18 0-18 10-18 24h-118c29-25 77-61 98-82 31-27 55-59 55-98 0-61-51-97-111-97-59 0-98 41-98 83 0 18 14 23 22 23 10 0 23-8 23-22 0-6-3-13-7-15 7-24 29-38 57-38 41 0 79 22 79 66 0 35-24 63-58 89z">
            <text:p/>
          </draw:path>
          <draw:path draw:style-name="gr5" draw:text-style-name="P5" draw:layer="layout" svg:width="0.075cm" svg:height="0.28cm" svg:x="6.734cm" svg:y="4.778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g>
          <draw:custom-shape draw:style-name="gr8" draw:text-style-name="P1" xml:id="id7" draw:id="id7" draw:layer="layout" svg:width="8.272cm" svg:height="1.016cm" svg:x="11.524cm" svg:y="4.3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xml:id="id4" draw:id="id4" draw:layer="layout" svg:width="8.272cm" svg:height="1.016cm" svg:x="11.524cm" svg:y="3.31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10.394cm" svg:y="3.3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C}§svg§600§TRUE§</svg:desc>
          <draw:polygon draw:style-name="gr4" draw:text-style-name="P4" draw:layer="layout" svg:width="0.355cm" svg:height="0.335cm" svg:x="10.768cm" svg:y="4.215cm" svg:viewBox="0 0 356 336" draw:points="178,336 0,336 0,0 356,0 356,336">
            <text:p/>
          </draw:polygon>
          <draw:path draw:style-name="gr5" draw:text-style-name="P5" draw:layer="layout" svg:width="0.3cm" svg:height="0.359cm" svg:x="10.796cm" svg:y="4.202cm" svg:viewBox="0 0 301 360" svg:d="M0 179c0 103 80 181 172 181 80 0 129-70 129-126 0-6 0-8-7-8-4 0-4 2-5 7-4 71-56 112-111 112-29 0-128-17-128-166 0-147 97-164 128-164 53 0 98 45 108 118 0 6 0 8 7 8 8 0 8-2 8-12v-118c0-8 0-11-5-11-2 0-4 0-7 6l-26 36c-18-17-43-42-91-42-92 0-172 78-172 179z">
            <text:p/>
          </draw:path>
        </draw:g>
        <draw:g>
          <svg:title>TexMaths</svg:title>
          <svg:desc>14§display§\sigma = \{ x \mapsto \alpha_x, y \mapsto \alpha_y \}~\pi = \alpha_x \geq 5§svg§600§FALSE§</svg:desc>
          <draw:polygon draw:style-name="gr6" draw:text-style-name="P6" draw:layer="layout" svg:width="7.415cm" svg:height="0.508cm" svg:x="11.9cm" svg:y="3.585cm" svg:viewBox="0 0 7416 509" draw:points="3707,509 0,509 0,0 7416,0 7416,509">
            <text:p/>
          </draw:polygon>
          <draw:path draw:style-name="gr5" draw:text-style-name="P5" draw:layer="layout" svg:width="0.261cm" svg:height="0.217cm" svg:x="11.918cm" svg:y="3.741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12.362cm" svg:y="3.773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12.888cm" svg:y="3.584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5" draw:text-style-name="P5" draw:layer="layout" svg:width="0.245cm" svg:height="0.223cm" svg:x="13.112cm" svg:y="3.735cm" svg:viewBox="0 0 246 224" svg:d="M151 70c3-14 14-59 49-59 3 0 14 0 24 6-13 3-22 15-22 26 0 9 4 19 18 19 11 0 26-10 26-30 0-25-29-32-46-32-28 0-46 27-52 38-12-32-39-38-53-38-52 0-80 64-80 76 0 5 6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5" draw:text-style-name="P5" draw:layer="layout" svg:width="0.034cm" svg:height="0.184cm" svg:x="13.541cm" svg:y="3.738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3.541cm" svg:y="3.702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14.161cm" svg:y="3.73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14.472cm" svg:y="3.875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058cm" svg:height="0.147cm" svg:x="14.745cm" svg:y="3.9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7cm" svg:height="0.318cm" svg:x="14.935cm" svg:y="3.735cm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5" draw:text-style-name="P5" draw:layer="layout" svg:width="0.034cm" svg:height="0.184cm" svg:x="15.343cm" svg:y="3.738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5.343cm" svg:y="3.702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5.963cm" svg:y="3.73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77cm" svg:height="0.223cm" svg:x="16.272cm" svg:y="3.875cm" svg:viewBox="0 0 178 224" svg:d="M176 22c2-5 2-5 2-8 0-7-6-11-11-11s-10 3-14 8c-2 3-5 14-6 21l-7 28c-3 9-14 52-14 56-1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5" draw:text-style-name="P5" draw:layer="layout" svg:width="0.175cm" svg:height="0.492cm" svg:x="16.529cm" svg:y="3.584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2-59 35-59 63z">
            <text:p/>
          </draw:path>
          <draw:path draw:style-name="gr5" draw:text-style-name="P5" draw:layer="layout" svg:width="0.266cm" svg:height="0.217cm" svg:x="16.915cm" svg:y="3.741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17.363cm" svg:y="3.773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17.874cm" svg:y="3.73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18.183cm" svg:y="3.875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301cm" svg:height="0.381cm" svg:x="18.592cm" svg:y="3.64cm" svg:viewBox="0 0 302 382" svg:d="M293 154c7-3 9-7 9-11s-2-7-9-11l-273-129c-7-3-9-3-10-3-6 0-10 4-10 10 0 5 4 8 10 11l259 122-259 121c-10 5-10 9-10 12 0 5 4 9 10 9 1 0 3 0 8-2zM284 382c9 0 18 0 18-10s-11-10-18-10h-266c-8 0-18 0-18 10s8 10 17 10z">
            <text:p/>
          </draw:path>
          <draw:path draw:style-name="gr5" draw:text-style-name="P5" draw:layer="layout" svg:width="0.196cm" svg:height="0.339cm" svg:x="19.093cm" svg:y="3.626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19-29 32-53 32-35 0-64-27-73-56 2 1 3 1 9 1 17 0 25-12 25-23 0-13-8-24-25-24-7 0-24 3-24 25 0 43 34 91 90 91 57 0 107-48 107-110z">
            <text:p/>
          </draw:path>
        </draw:g>
        <draw:g>
          <svg:title>TexMaths</svg:title>
          <svg:desc>14§display§\texttt{5.      y = y * 3;}§svg§600§FALSE§</svg:desc>
          <draw:polygon draw:style-name="gr6" draw:text-style-name="P6" draw:layer="layout" svg:width="3.61cm" svg:height="0.409cm" svg:x="13.895cm" svg:y="4.67cm" svg:viewBox="0 0 3611 410" draw:points="1805,410 0,410 0,0 3611,0 3611,410">
            <text:p/>
          </draw:polygon>
          <draw:path draw:style-name="gr5" draw:text-style-name="P5" draw:layer="layout" svg:width="0.208cm" svg:height="0.307cm" svg:x="13.92cm" svg:y="4.669cm" svg:viewBox="0 0 209 308" svg:d="M112 109c-18 0-39 4-60 16v-94h119c7 0 19 0 19-16 0-15-11-15-19-15h-133c-17 0-20 4-20 20v131c0 10 0 21 16 21 8 0 11-3 15-7 13-17 34-25 62-25 40 0 63 36 63 69 0 39-35 68-77 68-14 0-45-4-59-31 3-2 5-5 5-15 0-15-11-22-21-22-7 0-22 4-22 23 0 41 42 76 97 76 63 0 112-45 112-99 0-51-40-100-97-100z">
            <text:p/>
          </draw:path>
          <draw:path draw:style-name="gr5" draw:text-style-name="P5" draw:layer="layout" svg:width="0.062cm" svg:height="0.062cm" svg:x="14.251cm" svg:y="4.908cm" svg:viewBox="0 0 63 63" svg:d="M63 32c0-19-15-32-31-32-19 0-32 15-32 31 0 19 15 32 31 32 19 0 32-15 32-31z">
            <text:p/>
          </draw:path>
          <draw:path draw:style-name="gr5" draw:text-style-name="P5" draw:layer="layout" svg:width="0.234cm" svg:height="0.325cm" svg:x="14.94cm" svg:y="4.757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5" draw:text-style-name="P5" draw:layer="layout" svg:width="0.22cm" svg:height="0.11cm" svg:x="15.46cm" svg:y="4.764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34cm" svg:height="0.325cm" svg:x="15.971cm" svg:y="4.757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5" draw:text-style-name="P5" draw:layer="layout" svg:width="0.191cm" svg:height="0.212cm" svg:x="16.508cm" svg:y="4.713cm" svg:viewBox="0 0 192 213" svg:d="M111 133c30 17 12 7 47 28 13 7 14 7 18 7 10 0 16-8 16-15 0-9-6-14-7-14-11-9-46-26-59-33l55-28c5-4 11-7 11-16 0-3 0-17-20-17l-61 36c1-14 1-46 1-60 0-4 0-21-15-21-17 0-17 17-17 21 0 14 0 46 1 60l-53-32c-7-4-8-4-11-4-10 0-17 10-17 17 0 9 6 12 11 15l55 29-53 30c-6 3-13 7-13 17 0 1 0 15 20 15l61-35c-1 13-1 45-1 60 0 4 0 20 17 20 15 0 15-16 15-20 0-15 0-47-1-60z">
            <text:p/>
          </draw:path>
          <draw:path draw:style-name="gr5" draw:text-style-name="P5" draw:layer="layout" svg:width="0.215cm" svg:height="0.311cm" svg:x="17.012cm" svg:y="4.663cm" svg:viewBox="0 0 216 312" svg:d="M160 143c28-18 42-46 42-73 0-36-37-70-94-70-59 0-94 24-94 57 0 17 13 24 22 24 12 0 23-8 23-22 0-7-3-11-4-14 14-14 50-14 54-14 34 0 59 17 59 39 0 15-8 32-21 43-17 13-28 14-46 14-28 3-37 3-37 17 0 16 13 16 20 16h24c49 0 74 33 74 61 0 31-28 62-73 62-19 0-59-6-71-30 3-1 5-4 5-14 0-12-8-22-21-22-11 0-22 7-22 24 0 43 48 71 109 71 65 0 107-45 107-91 0-35-23-64-56-78z">
            <text:p/>
          </draw:path>
          <draw:path draw:style-name="gr5" draw:text-style-name="P5" draw:layer="layout" svg:width="0.075cm" svg:height="0.28cm" svg:x="17.335cm" svg:y="4.757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g>
          <draw:custom-shape draw:style-name="gr7" draw:text-style-name="P1" draw:layer="layout" svg:width="8.339cm" svg:height="1.016cm" svg:x="1.224cm" svg:y="7.6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xml:id="id6" draw:id="id6" draw:layer="layout" svg:width="8.339cm" svg:height="1.016cm" svg:x="1.224cm" svg:y="6.61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0.094cm" svg:y="6.6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D}§svg§600§TRUE§</svg:desc>
          <draw:polygon draw:style-name="gr4" draw:text-style-name="P4" draw:layer="layout" svg:width="0.374cm" svg:height="0.335cm" svg:x="0.469cm" svg:y="7.503cm" svg:viewBox="0 0 375 336" draw:points="188,336 0,336 0,0 375,0 375,336">
            <text:p/>
          </draw:polygon>
          <draw:path draw:style-name="gr5" draw:text-style-name="P5" draw:layer="layout" svg:width="0.331cm" svg:height="0.336cm" svg:x="0.486cm" svg:y="7.502cm" svg:viewBox="0 0 332 337" svg:d="M0 0v15h11c39 0 39 6 39 24v260c0 17 0 23-39 23h-11v15h181c82 0 151-73 151-166 0-94-66-171-151-171zM118 322c-24 0-24-3-24-20v-267c0-17 0-20 24-20h49c30 0 65 12 90 47 21 29 26 71 26 109 0 56-10 85-28 109-10 14-38 42-87 42z">
            <text:p/>
          </draw:path>
        </draw:g>
        <draw:g>
          <svg:title>TexMaths</svg:title>
          <svg:desc>14§display§\sigma = \{ x \mapsto \alpha_x, y \mapsto \alpha_y \}~\pi = \alpha_x &lt; 5§svg§600§FALSE§</svg:desc>
          <draw:polygon draw:style-name="gr6" draw:text-style-name="P6" draw:layer="layout" svg:width="7.415cm" svg:height="0.508cm" svg:x="1.669cm" svg:y="3.584cm" svg:viewBox="0 0 7416 509" draw:points="3707,509 0,509 0,0 7416,0 7416,509">
            <text:p/>
          </draw:polygon>
          <draw:path draw:style-name="gr5" draw:text-style-name="P5" draw:layer="layout" svg:width="0.261cm" svg:height="0.217cm" svg:x="1.687cm" svg:y="3.74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2.131cm" svg:y="3.772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2.657cm" svg:y="3.583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5" draw:text-style-name="P5" draw:layer="layout" svg:width="0.245cm" svg:height="0.223cm" svg:x="2.881cm" svg:y="3.734cm" svg:viewBox="0 0 246 224" svg:d="M151 70c3-14 14-59 49-59 3 0 14 0 24 6-13 3-22 15-22 26 0 9 4 19 18 19 11 0 26-10 26-30 0-25-29-32-46-32-28 0-46 27-52 38-12-32-39-38-53-38-52 0-80 64-80 76 0 5 6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5" draw:text-style-name="P5" draw:layer="layout" svg:width="0.034cm" svg:height="0.184cm" svg:x="3.31cm" svg:y="3.737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3.31cm" svg:y="3.701cm" svg:viewBox="0 0 438 258" svg:d="M385 139c-28 21-41 42-45 47-22 35-26 66-26 66 0 6 5 6 9 6 9 0 10-1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3.93cm" svg:y="3.73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4.241cm" svg:y="3.874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058cm" svg:height="0.147cm" svg:x="4.514cm" svg:y="3.899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7cm" svg:height="0.318cm" svg:x="4.704cm" svg:y="3.734cm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5" draw:text-style-name="P5" draw:layer="layout" svg:width="0.034cm" svg:height="0.184cm" svg:x="5.112cm" svg:y="3.737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5.112cm" svg:y="3.701cm" svg:viewBox="0 0 438 258" svg:d="M385 139c-28 21-41 42-45 47-22 35-26 66-26 66 0 6 5 6 9 6 9 0 10-1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5.732cm" svg:y="3.73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77cm" svg:height="0.223cm" svg:x="6.041cm" svg:y="3.874cm" svg:viewBox="0 0 178 224" svg:d="M176 22c2-5 2-5 2-8 0-7-6-11-11-11s-10 3-14 8c-2 3-5 14-6 21l-7 28c-3 9-14 52-14 56-1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5" draw:text-style-name="P5" draw:layer="layout" svg:width="0.175cm" svg:height="0.492cm" svg:x="6.298cm" svg:y="3.583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2-59 35-59 63z">
            <text:p/>
          </draw:path>
          <draw:path draw:style-name="gr5" draw:text-style-name="P5" draw:layer="layout" svg:width="0.266cm" svg:height="0.217cm" svg:x="6.684cm" svg:y="3.74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7.132cm" svg:y="3.772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7.643cm" svg:y="3.73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7.952cm" svg:y="3.874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301cm" svg:height="0.286cm" svg:x="8.361cm" svg:y="3.687cm" svg:viewBox="0 0 302 287" svg:d="M293 21c5-3 9-6 9-11 0-6-4-10-9-10-2 0-3 0-10 3l-273 130c-6 1-10 4-10 10 0 7 4 8 10 11l273 129c7 4 8 4 10 4 5 0 9-4 9-10s-4-8-9-11l-259-123z">
            <text:p/>
          </draw:path>
          <draw:path draw:style-name="gr5" draw:text-style-name="P5" draw:layer="layout" svg:width="0.196cm" svg:height="0.339cm" svg:x="8.862cm" svg:y="3.625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19-29 32-53 32-35 0-64-27-73-56 2 1 3 1 9 1 17 0 25-12 25-23 0-13-8-24-25-24-7 0-24 3-24 25 0 43 34 91 90 91 57 0 107-48 107-110z">
            <text:p/>
          </draw:path>
        </draw:g>
        <draw:g>
          <svg:title>TexMaths</svg:title>
          <svg:desc>14§display§\texttt{6.    return y;}§svg§600§FALSE§</svg:desc>
          <draw:polygon draw:style-name="gr6" draw:text-style-name="P6" draw:layer="layout" svg:width="3.349cm" svg:height="0.409cm" svg:x="3.594cm" svg:y="7.981cm" svg:viewBox="0 0 3350 410" draw:points="1674,410 0,410 0,0 3350,0 3350,410">
            <text:p/>
          </draw:polygon>
          <draw:path draw:style-name="gr5" draw:text-style-name="P5" draw:layer="layout" svg:width="0.206cm" svg:height="0.311cm" svg:x="3.621cm" svg:y="7.974cm" svg:viewBox="0 0 207 312" svg:d="M35 140c7-70 53-109 97-109 18 0 25 4 28 7-3 3-6 5-6 14 0 12 10 22 22 22 13 0 23-8 23-24 0-23-18-50-66-50-67 0-133 60-133 160 0 117 56 152 105 152 53 0 102-40 102-101 0-56-43-99-98-99-26 0-52 8-74 28zM105 283c-32 0-52-24-62-55-1-3-1-5-2-8v-3-4c0-3-2-11-2-16 0-30 30-54 67-54 41 0 66 32 66 68 0 44-32 72-67 72z">
            <text:p/>
          </draw:path>
          <draw:path draw:style-name="gr5" draw:text-style-name="P5" draw:layer="layout" svg:width="0.062cm" svg:height="0.062cm" svg:x="3.95cm" svg:y="8.219cm" svg:viewBox="0 0 63 63" svg:d="M63 32c0-19-15-32-31-32-19 0-32 15-32 31 0 19 15 32 31 32 19 0 32-15 32-31z">
            <text:p/>
          </draw:path>
          <draw:path draw:style-name="gr5" draw:text-style-name="P5" draw:layer="layout" svg:width="0.224cm" svg:height="0.216cm" svg:x="4.641cm" svg:y="8.065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2cm" svg:height="0.22cm" svg:x="4.91cm" svg:y="8.064cm" svg:viewBox="0 0 203 221" svg:d="M183 123c10 0 20 0 20-18 0-56-32-105-97-105-58 0-106 49-106 111 0 60 50 110 113 110 66 0 90-45 90-57 0-14-15-14-18-14-9 0-13 1-16 11-11 25-37 29-51 29-38 0-75-25-83-67zM36 94c6-37 35-63 70-63 26 0 56 11 62 63z">
            <text:p/>
          </draw:path>
          <draw:path draw:style-name="gr5" draw:text-style-name="P5" draw:layer="layout" svg:width="0.209cm" svg:height="0.276cm" svg:x="5.152cm" svg:y="8.008cm" svg:viewBox="0 0 210 277" svg:d="M98 91h81c7 0 20 0 20-15 0-16-13-16-20-16h-81v-40c0-9 0-20-17-20-18 0-18 10-18 20v40h-42c-8 0-21 0-21 16 0 15 13 15 20 15h43v120c0 48 34 66 70 66s77-21 77-66c0-8 0-19-17-19s-17 11-17 19c-1 31-29 35-40 35-38 0-38-25-38-37z">
            <text:p/>
          </draw:path>
          <draw:path draw:style-name="gr5" draw:text-style-name="P5" draw:layer="layout" svg:width="0.247cm" svg:height="0.216cm" svg:x="5.403cm" svg:y="8.068cm" svg:viewBox="0 0 248 217" svg:d="M171 197c1 16 11 16 19 16h37c8 0 21 0 21-16 0-14-13-14-20-14h-22v-162c0-15-3-21-20-21h-36c-9 0-21 0-21 15 0 16 12 16 19 16h23v105c0 45-39 50-56 50-39 0-39-17-39-32v-133c0-15-3-21-20-21h-36c-7 0-20 0-20 15 0 16 13 16 20 16h22v126c0 47 34 60 70 60 21 0 41-6 59-20z">
            <text:p/>
          </draw:path>
          <draw:path draw:style-name="gr5" draw:text-style-name="P5" draw:layer="layout" svg:width="0.224cm" svg:height="0.216cm" svg:x="5.67cm" svg:y="8.065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47cm" svg:height="0.216cm" svg:x="5.918cm" svg:y="8.065cm" svg:viewBox="0 0 248 217" svg:d="M76 27c0-17 0-24-20-24h-35c-8 0-21 0-21 15 0 16 13 16 20 16h22v152h-21c-8 0-21 0-21 16 0 15 13 15 20 15h78c7 0 20 0 20-15 0-16-12-16-20-16h-22v-88c0-49 37-67 63-67 25 0 32 12 32 43v112h-18c-9 0-21 0-21 16 0 15 14 15 21 15h75c7 0 20 0 20-15 0-16-13-16-21-16h-21v-115c0-50-25-71-65-71-33 0-56 17-65 27z">
            <text:p/>
          </draw:path>
          <draw:path draw:style-name="gr5" draw:text-style-name="P5" draw:layer="layout" svg:width="0.234cm" svg:height="0.325cm" svg:x="6.44cm" svg:y="8.068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5" draw:text-style-name="P5" draw:layer="layout" svg:width="0.075cm" svg:height="0.28cm" svg:x="6.773cm" svg:y="8.068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g>
          <svg:title>TexMaths</svg:title>
          <svg:desc>14§display§\sigma = \{ x \mapsto \alpha_x, y \mapsto 2 * \alpha_y \}~\pi = \alpha_x &lt; 5§svg§600§FALSE§</svg:desc>
          <draw:polygon draw:style-name="gr6" draw:text-style-name="P6" draw:layer="layout" svg:width="8.123cm" svg:height="0.508cm" svg:x="1.342cm" svg:y="6.883cm" svg:viewBox="0 0 8124 509" draw:points="4063,509 0,509 0,0 8124,0 8124,509">
            <text:p/>
          </draw:polygon>
          <draw:path draw:style-name="gr5" draw:text-style-name="P5" draw:layer="layout" svg:width="0.261cm" svg:height="0.217cm" svg:x="1.36cm" svg:y="7.039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1.804cm" svg:y="7.071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2.33cm" svg:y="6.882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5" draw:text-style-name="P5" draw:layer="layout" svg:width="0.245cm" svg:height="0.223cm" svg:x="2.554cm" svg:y="7.033cm" svg:viewBox="0 0 246 224" svg:d="M151 70c3-14 14-59 49-59 3 0 14 0 24 6-13 3-22 15-22 26 0 9 4 19 18 19 11 0 26-10 26-30 0-25-29-32-46-32-28 0-46 27-52 38-12-32-39-38-53-38-52 0-80 64-80 76 0 5 6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5" draw:text-style-name="P5" draw:layer="layout" svg:width="0.034cm" svg:height="0.184cm" svg:x="2.983cm" svg:y="7.036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.983cm" svg:y="7cm" svg:viewBox="0 0 438 258" svg:d="M385 139c-28 21-41 42-45 47-22 35-26 66-26 66 0 5 5 6 9 6 9 0 10-1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3.603cm" svg:y="7.03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3.914cm" svg:y="7.173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058cm" svg:height="0.147cm" svg:x="4.187cm" svg:y="7.198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7cm" svg:height="0.318cm" svg:x="4.377cm" svg:y="7.033cm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5" draw:text-style-name="P5" draw:layer="layout" svg:width="0.034cm" svg:height="0.184cm" svg:x="4.785cm" svg:y="7.036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4.785cm" svg:y="7cm" svg:viewBox="0 0 438 258" svg:d="M385 139c-28 21-41 42-45 47-22 35-26 66-26 66 0 5 5 6 9 6 9 0 10-1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196cm" svg:height="0.328cm" svg:x="5.409cm" svg:y="6.924cm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
            <text:p/>
          </draw:path>
          <draw:path draw:style-name="gr5" draw:text-style-name="P5" draw:layer="layout" svg:width="0.182cm" svg:height="0.212cm" svg:x="5.77cm" svg:y="7.022cm" svg:viewBox="0 0 183 213" svg:d="M104 18c1-7 1-18-12-18-8 0-15 7-14 13v7l7 77-63-47c-4-2-5-4-8-4-7 0-14 7-14 14 0 9 6 10 10 13l70 33-69 34c-7 4-11 6-11 13 0 8 7 14 14 14 3 0 4 0 17-9l54-40-7 82c0 11 9 13 13 13 6 0 14-3 14-13l-8-82 64 46c4 3 6 3 8 3 7 0 14-7 14-14s-5-10-11-13c-29-14-31-14-70-34l69-32c8-4 12-7 12-14s-7-14-14-14c-2 0-4 0-16 10l-56 41z">
            <text:p/>
          </draw:path>
          <draw:path draw:style-name="gr5" draw:text-style-name="P5" draw:layer="layout" svg:width="0.276cm" svg:height="0.223cm" svg:x="6.113cm" svg:y="7.03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77cm" svg:height="0.223cm" svg:x="6.422cm" svg:y="7.173cm" svg:viewBox="0 0 178 224" svg:d="M176 22c2-5 2-5 2-8 0-7-6-11-11-11s-10 3-14 8c-2 3-5 14-6 21l-7 28c-3 9-14 52-14 56 0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5" draw:text-style-name="P5" draw:layer="layout" svg:width="0.175cm" svg:height="0.492cm" svg:x="6.679cm" svg:y="6.882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2-59 35-59 63z">
            <text:p/>
          </draw:path>
          <draw:path draw:style-name="gr5" draw:text-style-name="P5" draw:layer="layout" svg:width="0.266cm" svg:height="0.217cm" svg:x="7.065cm" svg:y="7.039cm" svg:viewBox="0 0 267 218" svg:d="M118 29h56c-17 73-21 94-21 128 0 7 0 21 4 38 5 21 10 23 18 23 10 0 20-8 20-18 0-3 0-4-3-11-14-35-14-67-14-81 0-27 3-53 8-79h56c7 0 25 0 25-18 0-11-11-11-19-11h-167c-11 0-29 0-50 24-18 18-31 42-31 43 0 2 0 6 6 6 4 0 5-2 8-6 24-38 53-38 63-38h28c-15 59-42 119-63 164-4 9-4 9-4 13 0 10 7 12 14 12 15 0 18-14 25-32 7-22 7-24 13-47z">
            <text:p/>
          </draw:path>
          <draw:path draw:style-name="gr5" draw:text-style-name="P5" draw:layer="layout" svg:width="0.328cm" svg:height="0.115cm" svg:x="7.513cm" svg:y="7.071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8.024cm" svg:y="7.03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8.333cm" svg:y="7.173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301cm" svg:height="0.286cm" svg:x="8.742cm" svg:y="6.986cm" svg:viewBox="0 0 302 287" svg:d="M293 21c5-3 9-6 9-11 0-6-4-10-9-10-2 0-3 0-10 3l-273 130c-6 1-10 4-10 10 0 7 4 8 10 11l273 129c7 4 8 4 10 4 5 0 9-4 9-10s-4-8-9-11l-259-123z">
            <text:p/>
          </draw:path>
          <draw:path draw:style-name="gr5" draw:text-style-name="P5" draw:layer="layout" svg:width="0.196cm" svg:height="0.339cm" svg:x="9.245cm" svg:y="6.924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19-29 32-53 32-35 0-64-27-73-56 2 1 3 1 9 1 17 0 25-12 25-23 0-13-8-24-25-24-7 0-24 3-24 25 0 43 34 91 90 91 57 0 107-48 107-110z">
            <text:p/>
          </draw:path>
        </draw:g>
        <draw:g>
          <draw:custom-shape draw:style-name="gr9" draw:text-style-name="P1" draw:layer="layout" svg:width="8.326cm" svg:height="1.016cm" svg:x="11.524cm" svg:y="7.6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xml:id="id8" draw:id="id8" draw:layer="layout" svg:width="8.326cm" svg:height="1.016cm" svg:x="11.524cm" svg:y="6.611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10.394cm" svg:y="6.6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E}§svg§600§TRUE§</svg:desc>
          <draw:polygon draw:style-name="gr4" draw:text-style-name="P4" draw:layer="layout" svg:width="0.334cm" svg:height="0.335cm" svg:x="10.769cm" svg:y="7.503cm" svg:viewBox="0 0 335 336" draw:points="168,336 0,336 0,0 335,0 335,336">
            <text:p/>
          </draw:polygon>
          <draw:path draw:style-name="gr5" draw:text-style-name="P5" draw:layer="layout" svg:width="0.306cm" svg:height="0.335cm" svg:x="10.786cm" svg:y="7.503cm" svg:viewBox="0 0 307 336" svg:d="M50 297c0 18 0 24-39 24h-11v15h286l21-127h-13c-12 75-23 112-109 112h-66c-24 0-24-3-24-20v-132h45c48 0 53 16 53 58h13v-132h-13c0 44-5 59-53 59h-45v-119c0-17 0-20 24-20h65c75 0 88 27 96 96h13l-14-111h-279v15h11c39 0 39 6 39 24z">
            <text:p/>
          </draw:path>
        </draw:g>
        <draw:g>
          <svg:title>TexMaths</svg:title>
          <svg:desc>14§display§\sigma = \{ x \mapsto \alpha_x, y \mapsto 3 * \alpha_y \}~\pi = \alpha_x \geq 5§svg§600§FALSE§</svg:desc>
          <draw:polygon draw:style-name="gr6" draw:text-style-name="P6" draw:layer="layout" svg:width="8.123cm" svg:height="0.508cm" svg:x="11.639cm" svg:y="6.886cm" svg:viewBox="0 0 8124 509" draw:points="4063,509 0,509 0,0 8124,0 8124,509">
            <text:p/>
          </draw:polygon>
          <draw:path draw:style-name="gr5" draw:text-style-name="P5" draw:layer="layout" svg:width="0.261cm" svg:height="0.217cm" svg:x="11.657cm" svg:y="7.042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12.101cm" svg:y="7.074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12.627cm" svg:y="6.885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5" draw:text-style-name="P5" draw:layer="layout" svg:width="0.245cm" svg:height="0.223cm" svg:x="12.851cm" svg:y="7.036cm" svg:viewBox="0 0 246 224" svg:d="M151 70c3-14 14-59 49-59 3 0 14 0 24 6-13 3-22 15-22 26 0 9 4 19 18 19 11 0 26-10 26-30 0-25-29-32-46-32-28 0-46 27-52 38-12-32-39-38-53-38-52 0-80 64-80 76 0 5 6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5" draw:text-style-name="P5" draw:layer="layout" svg:width="0.034cm" svg:height="0.184cm" svg:x="13.28cm" svg:y="7.039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3.28cm" svg:y="7.003cm" svg:viewBox="0 0 438 258" svg:d="M385 139c-28 21-41 42-45 47-22 35-26 66-26 66 0 6 5 6 9 6 9 0 10-1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13.9cm" svg:y="7.0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14.211cm" svg:y="7.176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058cm" svg:height="0.147cm" svg:x="14.484cm" svg:y="7.201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7cm" svg:height="0.318cm" svg:x="14.674cm" svg:y="7.036cm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5" draw:text-style-name="P5" draw:layer="layout" svg:width="0.034cm" svg:height="0.184cm" svg:x="15.082cm" svg:y="7.039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5.082cm" svg:y="7.003cm" svg:viewBox="0 0 438 258" svg:d="M385 139c-28 21-41 42-45 47-22 35-26 66-26 66 0 6 5 6 9 6 9 0 10-1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5cm" svg:height="0.339cm" svg:x="15.702cm" svg:y="6.927cm" svg:viewBox="0 0 206 340" svg:d="M123 155c41-14 69-47 69-86 0-41-44-69-91-69-51 0-87 29-87 67 0 17 10 25 25 25 16 0 25-9 25-25 0-24-23-24-30-24 15-25 47-30 65-30 20 0 48 11 48 54 0 7-1 35-14 58-15 23-32 25-45 25-3 0-15 1-18 1-4 0-8 2-8 6 0 5 4 5 12 5h21c41 0 59 34 59 83 0 67-34 81-56 81-21 0-57-8-76-38 19 3 34-8 34-26s-14-28-28-28c-13 0-28 7-28 28 0 46 46 78 101 78 60 0 105-45 105-95 0-41-31-80-83-90z">
            <text:p/>
          </draw:path>
          <draw:path draw:style-name="gr5" draw:text-style-name="P5" draw:layer="layout" svg:width="0.182cm" svg:height="0.212cm" svg:x="16.067cm" svg:y="7.025cm" svg:viewBox="0 0 183 213" svg:d="M104 18c1-7 1-18-12-18-8 0-15 7-14 13v7l7 77-63-47c-4-2-5-4-8-4-7 0-14 7-14 14 0 9 6 10 10 13l70 33-69 34c-7 4-11 6-11 13 0 8 7 14 14 14 3 0 4 0 17-9l54-40-7 82c0 11 9 13 13 13 6 0 14-3 14-13l-8-82 64 46c4 3 6 3 8 3 7 0 14-7 14-14s-5-10-11-13c-29-14-31-14-70-34l69-32c8-4 12-7 12-14s-7-14-14-14c-2 0-4 0-16 10l-56 41z">
            <text:p/>
          </draw:path>
          <draw:path draw:style-name="gr5" draw:text-style-name="P5" draw:layer="layout" svg:width="0.276cm" svg:height="0.223cm" svg:x="16.41cm" svg:y="7.0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77cm" svg:height="0.223cm" svg:x="16.719cm" svg:y="7.176cm" svg:viewBox="0 0 178 224" svg:d="M176 22c2-5 2-5 2-8 0-7-6-11-11-11s-10 3-14 8c-2 3-5 14-6 21l-7 28c-3 9-14 52-14 56 0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5" draw:text-style-name="P5" draw:layer="layout" svg:width="0.175cm" svg:height="0.492cm" svg:x="16.976cm" svg:y="6.885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1-59 35-59 63z">
            <text:p/>
          </draw:path>
          <draw:path draw:style-name="gr5" draw:text-style-name="P5" draw:layer="layout" svg:width="0.266cm" svg:height="0.217cm" svg:x="17.362cm" svg:y="7.042cm" svg:viewBox="0 0 267 218" svg:d="M118 29h56c-17 73-21 94-21 128 0 7 0 21 4 38 5 21 10 23 18 23 10 0 20-8 20-18 0-3 0-4-3-11-14-35-14-67-14-81 0-27 3-53 8-79h56c7 0 25 0 25-18 0-11-11-11-19-11h-167c-11 0-29 0-50 24-18 18-31 42-31 43 0 2 0 6 6 6 4 0 5-2 8-6 24-38 53-38 63-38h28c-15 59-42 119-63 164-4 9-4 9-4 13 0 10 7 12 14 12 15 0 18-14 25-32 7-22 7-24 13-47z">
            <text:p/>
          </draw:path>
          <draw:path draw:style-name="gr5" draw:text-style-name="P5" draw:layer="layout" svg:width="0.328cm" svg:height="0.115cm" svg:x="17.81cm" svg:y="7.074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18.321cm" svg:y="7.0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18.63cm" svg:y="7.176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301cm" svg:height="0.381cm" svg:x="19.039cm" svg:y="6.941cm" svg:viewBox="0 0 302 382" svg:d="M293 154c7-3 9-7 9-11s-2-7-9-11l-273-129c-7-3-9-3-10-3-6 0-10 4-10 10 0 5 4 8 10 11l259 122-259 121c-10 5-10 9-10 12 0 5 4 9 10 9 1 0 3 0 8-2zM284 382c9 0 18 0 18-10s-11-10-18-10h-266c-8 0-18 0-18 10s8 10 17 10z">
            <text:p/>
          </draw:path>
          <draw:path draw:style-name="gr5" draw:text-style-name="P5" draw:layer="layout" svg:width="0.196cm" svg:height="0.339cm" svg:x="19.542cm" svg:y="6.927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19-29 32-53 32-35 0-64-27-73-56 2 1 3 1 9 1 17 0 25-12 25-23 0-13-8-24-25-24-7 0-24 3-24 25 0 43 34 91 90 91 57 0 107-48 107-110z">
            <text:p/>
          </draw:path>
        </draw:g>
        <draw:connector draw:style-name="gr10" draw:text-style-name="P1" draw:layer="layout" draw:type="lines" draw:line-skew="0.101cm" svg:x1="5.794cm" svg:y1="1.324cm" svg:x2="5.393cm" svg:y2="3.309cm" draw:start-shape="id1" draw:start-glue-point="3" draw:end-shape="id2" svg:d="M5794 1324h-401v1484 501" svg:viewBox="0 0 402 1986">
          <text:p/>
        </draw:connector>
        <draw:connector draw:style-name="gr10" draw:text-style-name="P1" draw:layer="layout" draw:type="lines" draw:line-skew="-0.037cm" svg:x1="15.197cm" svg:y1="1.325cm" svg:x2="15.66cm" svg:y2="3.31cm" draw:start-shape="id3" draw:start-glue-point="1" draw:end-shape="id4" draw:end-glue-point="0" svg:d="M15197 1325h463v1484 501" svg:viewBox="0 0 464 1986">
          <text:p/>
        </draw:connector>
        <draw:g>
          <svg:title>TexMaths</svg:title>
          <svg:desc>14§display§\texttt{6.    return y;}§svg§600§FALSE§</svg:desc>
          <draw:polygon draw:style-name="gr6" draw:text-style-name="P6" draw:layer="layout" svg:width="3.349cm" svg:height="0.409cm" svg:x="13.794cm" svg:y="7.972cm" svg:viewBox="0 0 3350 410" draw:points="1674,410 0,410 0,0 3350,0 3350,410">
            <text:p/>
          </draw:polygon>
          <draw:path draw:style-name="gr5" draw:text-style-name="P5" draw:layer="layout" svg:width="0.206cm" svg:height="0.311cm" svg:x="13.821cm" svg:y="7.965cm" svg:viewBox="0 0 207 312" svg:d="M35 140c7-70 53-109 97-109 18 0 25 4 28 7-3 3-6 5-6 14 0 12 10 22 22 22 13 0 23-8 23-24 0-23-18-50-66-50-67 0-133 60-133 160 0 117 56 152 105 152 53 0 102-40 102-101 0-56-43-99-98-99-26 0-52 8-74 28zM105 283c-32 0-52-24-62-55-1-3-1-5-2-8v-3-4c0-3-2-11-2-16 0-30 30-54 67-54 41 0 66 32 66 68 0 44-32 72-67 72z">
            <text:p/>
          </draw:path>
          <draw:path draw:style-name="gr5" draw:text-style-name="P5" draw:layer="layout" svg:width="0.062cm" svg:height="0.062cm" svg:x="14.15cm" svg:y="8.21cm" svg:viewBox="0 0 63 63" svg:d="M63 32c0-19-15-32-31-32-19 0-32 15-32 31 0 19 15 32 31 32 19 0 32-15 32-31z">
            <text:p/>
          </draw:path>
          <draw:path draw:style-name="gr5" draw:text-style-name="P5" draw:layer="layout" svg:width="0.224cm" svg:height="0.216cm" svg:x="14.841cm" svg:y="8.056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2cm" svg:height="0.22cm" svg:x="15.11cm" svg:y="8.055cm" svg:viewBox="0 0 203 221" svg:d="M183 123c10 0 20 0 20-18 0-56-32-105-97-105-58 0-106 49-106 111 0 60 50 110 113 110 66 0 90-45 90-57 0-14-15-14-18-14-9 0-13 1-16 11-11 25-37 29-51 29-38 0-75-25-83-67zM36 94c6-37 35-63 70-63 26 0 56 11 62 63z">
            <text:p/>
          </draw:path>
          <draw:path draw:style-name="gr5" draw:text-style-name="P5" draw:layer="layout" svg:width="0.209cm" svg:height="0.276cm" svg:x="15.352cm" svg:y="7.999cm" svg:viewBox="0 0 210 277" svg:d="M98 91h81c7 0 20 0 20-15 0-16-13-16-20-16h-81v-40c0-9 0-20-17-20-18 0-18 10-18 20v40h-42c-8 0-21 0-21 16 0 15 13 15 20 15h43v120c0 48 34 66 70 66s77-21 77-66c0-8 0-19-17-19s-17 11-17 19c-1 31-29 35-40 35-38 0-38-25-38-37z">
            <text:p/>
          </draw:path>
          <draw:path draw:style-name="gr5" draw:text-style-name="P5" draw:layer="layout" svg:width="0.247cm" svg:height="0.216cm" svg:x="15.603cm" svg:y="8.059cm" svg:viewBox="0 0 248 217" svg:d="M171 197c1 16 11 16 19 16h37c8 0 21 0 21-16 0-14-13-14-20-14h-22v-162c0-15-3-21-20-21h-36c-9 0-21 0-21 15 0 16 12 16 19 16h23v105c0 45-39 50-56 50-39 0-39-17-39-32v-133c0-15-3-21-20-21h-36c-7 0-20 0-20 15 0 16 13 16 20 16h22v126c0 47 34 60 70 60 21 0 41-6 59-20z">
            <text:p/>
          </draw:path>
          <draw:path draw:style-name="gr5" draw:text-style-name="P5" draw:layer="layout" svg:width="0.224cm" svg:height="0.216cm" svg:x="15.87cm" svg:y="8.056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47cm" svg:height="0.216cm" svg:x="16.118cm" svg:y="8.056cm" svg:viewBox="0 0 248 217" svg:d="M76 27c0-17 0-24-20-24h-35c-8 0-21 0-21 15 0 16 13 16 20 16h22v152h-21c-8 0-21 0-21 16 0 15 13 15 20 15h78c7 0 20 0 20-15 0-16-12-16-20-16h-22v-88c0-49 37-67 63-67 25 0 32 12 32 43v112h-18c-9 0-21 0-21 16 0 15 14 15 21 15h75c7 0 20 0 20-15 0-16-13-16-21-16h-21v-115c0-50-25-71-65-71-33 0-56 17-65 27z">
            <text:p/>
          </draw:path>
          <draw:path draw:style-name="gr5" draw:text-style-name="P5" draw:layer="layout" svg:width="0.234cm" svg:height="0.325cm" svg:x="16.64cm" svg:y="8.059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5" draw:text-style-name="P5" draw:layer="layout" svg:width="0.075cm" svg:height="0.28cm" svg:x="16.973cm" svg:y="8.059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connector draw:style-name="gr10" draw:text-style-name="P1" draw:layer="layout" draw:type="lines" svg:x1="5.393cm" svg:y1="5.344cm" svg:x2="5.393cm" svg:y2="6.61cm" draw:start-shape="id5" draw:start-glue-point="2" draw:end-shape="id6" draw:end-glue-point="0" svg:d="M5393 5344v501 264 501" svg:viewBox="0 0 1 1267">
          <text:p/>
        </draw:connector>
        <draw:connector draw:style-name="gr10" draw:text-style-name="P1" draw:layer="layout" draw:type="lines" svg:x1="15.66cm" svg:y1="5.345cm" svg:x2="15.687cm" svg:y2="6.611cm" draw:start-shape="id7" draw:start-glue-point="2" draw:end-shape="id8" svg:d="M15660 5345v501l27 264v501" svg:viewBox="0 0 28 1267">
          <text:p/>
        </draw:connector>
        <draw:g>
          <svg:title>TexMaths</svg:title>
          <svg:desc>14§display§\alpha_x &lt; 5§svg§600§FALSE§</svg:desc>
          <draw:polygon draw:style-name="gr6" draw:text-style-name="P6" draw:layer="layout" svg:width="1.462cm" svg:height="0.39cm" svg:x="3.701cm" svg:y="1.193cm" svg:viewBox="0 0 1463 391" draw:points="731,391 0,391 0,0 1463,0 1463,391">
            <text:p/>
          </draw:polygon>
          <draw:path draw:style-name="gr5" draw:text-style-name="P5" draw:layer="layout" svg:width="0.276cm" svg:height="0.223cm" svg:x="3.721cm" svg:y="1.2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4.031cm" svg:y="1.431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301cm" svg:height="0.286cm" svg:x="4.44cm" svg:y="1.244cm" svg:viewBox="0 0 302 287" svg:d="M293 21c5-3 9-6 9-11 0-6-4-10-9-10-2 0-3 0-10 3l-273 130c-6 1-10 4-10 10 0 7 4 8 10 11l273 129c7 4 8 4 10 4 5 0 9-4 9-10 0-5-4-8-9-11l-259-123z">
            <text:p/>
          </draw:path>
          <draw:path draw:style-name="gr5" draw:text-style-name="P5" draw:layer="layout" svg:width="0.196cm" svg:height="0.339cm" svg:x="4.941cm" svg:y="1.182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</draw:g>
        <draw:g>
          <svg:title>TexMaths</svg:title>
          <svg:desc>14§display§\alpha_x \geq 5§svg§600§FALSE§</svg:desc>
          <draw:polygon draw:style-name="gr6" draw:text-style-name="P6" draw:layer="layout" svg:width="1.462cm" svg:height="0.39cm" svg:x="15.962cm" svg:y="1.113cm" svg:viewBox="0 0 1463 391" draw:points="731,391 0,391 0,0 1463,0 1463,391">
            <text:p/>
          </draw:polygon>
          <draw:path draw:style-name="gr5" draw:text-style-name="P5" draw:layer="layout" svg:width="0.276cm" svg:height="0.223cm" svg:x="15.982cm" svg:y="1.21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16.292cm" svg:y="1.351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301cm" svg:height="0.381cm" svg:x="16.701cm" svg:y="1.116cm" svg:viewBox="0 0 302 382" svg:d="M293 154c7-3 9-7 9-11s-2-7-9-11l-273-129c-7-3-9-3-10-3-6 0-10 4-10 10 0 5 4 8 10 11l259 122-259 122c-10 4-10 8-10 11 0 5 4 10 10 10 1 0 3 0 8-3zM284 382c9 0 18 0 18-10 0-9-11-9-18-9h-266c-8 0-18 0-18 9 0 10 8 10 17 10z">
            <text:p/>
          </draw:path>
          <draw:path draw:style-name="gr5" draw:text-style-name="P5" draw:layer="layout" svg:width="0.196cm" svg:height="0.339cm" svg:x="17.202cm" svg:y="1.102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99cm" fo:page-height="9.3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6-08-26T16:28:07.066332129</dc:date>
    <meta:editing-duration>PT26M21S</meta:editing-duration>
    <meta:editing-cycles>6</meta:editing-cycles>
    <meta:generator>LibreOffice/5.1.4.2$Linux_X86_64 LibreOffice_project/10m0$Build-2</meta:generator>
    <meta:document-statistic meta:object-count="225"/>
  </office:meta>
</office:document-meta>
</file>